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4.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7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2.4cm" svg:x="1.8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0.7cm" svg:x="1.8cm" svg:y="1.7cm">
          <text:p text:style-name="P2">IMOSPAToo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cm" svg:height="0.9cm" svg:x="2cm" svg:y="2.6cm">
          <text:p text:style-name="P2">calibr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cm" svg:height="0.9cm" svg:x="4.5cm" svg:y="2.6cm">
          <text:p text:style-name="P2">rawda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cm" svg:height="0.9cm" svg:x="2cm" svg:y="3.7cm">
          <text:p text:style-name="P2">audiofi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cm" svg:height="0.9cm" svg:x="4.5cm" svg:y="3.7cm">
          <text:p text:style-name="P2">wav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2T10:36:10.081512596</meta:creation-date>
    <dc:date>2024-08-12T10:42:25.259284604</dc:date>
    <meta:editing-duration>PT6M15S</meta:editing-duration>
    <meta:editing-cycles>1</meta:editing-cycles>
    <meta:document-statistic meta:object-count="6"/>
    <meta:generator>LibreOffice/6.4.7.2$Linux_X86_64 LibreOffice_project/40$Build-2</meta:generator>
  </office:meta>
</office:document-meta>
</file>